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tracked-changes>
        <text:changed-region text:id="ct511400704">
          <text:deletion>
            <office:change-info>
              <dc:creator>Angelo Di Iorio</dc:creator>
              <dc:date>2010-09-28T12:30:00</dc:date>
            </office:change-info>
            <text:p text:style-name="Standard">I like </text:p>
          </text:deletion>
        </text:changed-region>
        <text:changed-region text:id="ct715366128">
          <text:deletion>
            <office:change-info>
              <dc:creator>Angelo Di Iorio</dc:creator>
              <dc:date>2010-09-28T12:30:00</dc:date>
            </office:change-info>
            <text:p text:style-name="Standard">the </text:p>
          </text:deletion>
          <text:insertion>
            <office:change-info office:chg-author="Fabio Vitali" office:chg-date-time="2010-09-28T12:24:00"/>
          </text:insertion>
        </text:changed-region>
        <text:changed-region text:id="ct740454592">
          <text:deletion>
            <office:change-info>
              <dc:creator>Silvio Peroni</dc:creator>
              <dc:date>2010-09-28T12:28:00</dc:date>
            </office:change-info>
            <text:p text:style-name="Standard">fairy tale</text:p>
          </text:deletion>
        </text:changed-region>
        <text:changed-region text:id="ct490506240">
          <text:deletion>
            <office:change-info>
              <dc:creator>Fabio Vitali</dc:creator>
              <dc:date>2010-09-28T12:24:00</dc:date>
            </office:change-info>
            <text:p text:style-name="Standard">s. My favourite is</text:p>
          </text:deletion>
        </text:changed-region>
        <text:changed-region text:id="ct722954384">
          <text:deletion>
            <office:change-info>
              <dc:creator>Angelo Di Iorio</dc:creator>
              <dc:date>2010-09-28T12:30:00</dc:date>
            </office:change-info>
            <text:p text:style-name="Standard">movie</text:p>
          </text:deletion>
          <text:insertion>
            <office:change-info office:chg-author="Silvio Peroni" office:chg-date-time="2010-09-28T12:28:00"/>
          </text:insertion>
        </text:changed-region>
        <text:changed-region text:id="ct495201232">
          <text:deletion>
            <office:change-info>
              <dc:creator>Angelo Di Iorio</dc:creator>
              <dc:date>2010-09-28T12:30:00</dc:date>
            </office:change-info>
            <text:p text:style-name="Standard"><text:s/></text:p>
          </text:deletion>
        </text:changed-region>
        <text:changed-region text:id="ct497989296">
          <text:deletion>
            <office:change-info>
              <dc:creator>Angelo Di Iorio</dc:creator>
              <dc:date>2010-09-28T12:30:00</dc:date>
            </office:change-info>
            <text:p text:style-name="Standard">, based on the homonymous</text:p>
          </text:deletion>
          <text:insertion>
            <office:change-info office:chg-author="Fabio Vitali" office:chg-date-time="2010-09-28T12:29:00"/>
          </text:insertion>
        </text:changed-region>
        <text:changed-region text:id="ct722764704">
          <text:insertion>
            <office:change-info>
              <dc:creator>Angelo Di Iorio</dc:creator>
              <dc:date>2010-09-28T12:30:00</dc:date>
            </office:change-info>
          </text:insertion>
        </text:changed-region>
        <text:changed-region text:id="ct722241760">
          <text:insertion>
            <office:change-info>
              <dc:creator>Fabio Vitali</dc:creator>
              <dc:date>2010-09-28T12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change text:change-id="ct511400704"/><text:change text:change-id="ct715366128"/><text:change text:change-id="ct740454592"/><text:change text:change-id="ct490506240"/><text:change text:change-id="ct722954384"/><text:change text:change-id="ct495201232"/>‘Snow White and the Seven Dwarfs’<text:change text:change-id="ct497989296"/><text:change-start text:change-id="ct722764704"/> is my favourite<text:change-end text:change-id="ct722764704"/><text:change-start text:change-id="ct722241760"/> fairy tale<text:change-end text:change-id="ct722241760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nday Sunday</meta:initial-creator>
    <meta:creation-date>2010-09-28T12:21:49</meta:creation-date>
    <dc:date>2010-09-28T12:31:09</dc:date>
    <dc:creator>Angelo Di Iorio</dc:creator>
    <meta:editing-duration>PT00H05M12S</meta:editing-duration>
    <meta:editing-cycles>9</meta:editing-cycles>
    <meta:generator>OpenOffice.org/3.2$Unix OpenOffice.org_project/320m12$Build-9483</meta:generator>
    <meta:document-statistic meta:table-count="0" meta:image-count="0" meta:object-count="0" meta:page-count="1" meta:paragraph-count="8" meta:word-count="27" meta:character-count="131"/>
  </office:meta>
</office:document-meta>
</file>